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機關名稱">
      <style:paragraph-properties fo:margin-left="3.387cm" fo:margin-right="0cm" fo:margin-top="3.81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機關名稱">
      <style:paragraph-properties fo:margin-left="3.387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機關名稱">
      <style:paragraph-properties fo:margin-left="3.387cm" fo:margin-right="0cm" fo:margin-top="0cm" fo:margin-bottom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7" style:family="paragraph" style:parent-style-name="機關名稱">
      <style:paragraph-properties fo:margin-top="0cm" fo:margin-bottom="1.905cm" fo:line-height="0.988cm" fo:text-align="justify" style:justify-single-word="false"/>
    </style:style>
    <style:style style:name="P8" style:family="paragraph" style:parent-style-name="機關名稱">
      <style:paragraph-properties fo:margin-left="0cm" fo:margin-right="0cm" fo:margin-top="3cm" fo:margin-bottom="0cm" fo:line-height="0.988cm" fo:text-align="justify" style:justify-single-word="false" fo:text-indent="0cm" style:auto-text-indent="false"/>
      <style:text-properties fo:font-size="16pt" style:font-size-asian="16pt" style:language-asian="zh" style:country-asian="TW" style:font-size-complex="16pt"/>
    </style:style>
    <style:style style:name="P9" style:family="paragraph" style:parent-style-name="機關名稱" style:master-page-name="Standard">
      <style:paragraph-properties fo:margin-top="0cm" fo:margin-bottom="0cm" fo:line-height="0.988cm" fo:text-align="justify" style:justify-single-word="false"/>
    </style:style>
    <style:style style:name="P10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1" style:family="paragraph" style:parent-style-name="機關名稱" style:list-style-name="WW8Num1">
      <style:paragraph-properties fo:margin-left="0cm" fo:margin-right="0cm" fo:line-height="0.988cm" fo:text-align="justify" style:justify-single-word="false" fo:text-indent="0cm" style:auto-text-indent="false"/>
      <style:text-properties fo:font-size="16pt" style:font-size-asian="16pt" style:font-size-complex="16pt"/>
    </style:style>
    <style:style style:name="P12" style:family="paragraph">
      <style:paragraph-properties fo:line-height="0.24cm" style:writing-mode="lr-tb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style:punctuation-wrap="simple" style:line-break="normal" style:writing-mode="lr-tb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-asian="標楷體2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T3" style:family="text">
      <style:text-properties fo:font-size="20pt" style:font-size-asian="20pt"/>
    </style:style>
    <style:style style:name="T4" style:family="text">
      <style:text-properties fo:font-size="20pt" style:font-size-asian="20pt" style:language-asian="zh" style:country-asian="TW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font-size-asian="16pt" style:language-asian="zh" style:country-asian="TW" style:font-size-complex="16pt"/>
    </style:style>
    <style:style style:name="T7" style:family="text">
      <style:text-properties style:language-asian="zh" style:country-asian="TW"/>
    </style:style>
    <style:style style:name="T8" style:family="text"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9" style:family="text">
      <style:text-properties style:use-window-font-color="true" style:font-name="Times New Roman" fo:font-size="10pt" fo:language="en" fo:country="US" style:letter-kerning="true" style:font-name-asian="標楷體" style:font-size-asian="10pt" style:language-asian="zh" style:country-asian="TW" style:font-name-complex="Times New Roman" style:font-size-complex="10pt" style:language-complex="ar" style:country-complex="SA"/>
    </style:style>
    <style:style style:name="T10" style:family="text">
      <style:text-properties style:font-name-asian="標楷體2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gr1" style:family="graphic">
      <style:graphic-properties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10" svg:stroke-width="0.026cm" svg:stroke-color="#000000" draw:stroke-linejoin="miter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3" style:family="graphic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cm" fo:padding-bottom="0cm" fo:padding-left="0cm" fo:padding-right="0cm" fo:wrap-option="no-wrap" draw:shadow="hidden" style:run-through="foreground"/>
    </style:style>
    <style:style style:name="gr6" style:family="graphic">
      <style:graphic-properties draw:stroke="dash" draw:stroke-dash="Ultrafine_20_Dashed"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17">
      <number:year number:calendar="ROC"/>
      <number:text>年</number:text>
      <number:month number:calendar="ROC"/>
      <number:text>月</number:text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g text:anchor-type="char" draw:z-index="1" draw:name="稿檔號欄" draw:style-name="gr1"><draw:frame draw:style-name="gr2" draw:text-style-name="P12" svg:width="5.285cm" svg:height="0.636cm" svg:x="12.065cm" svg:y="-1.429cm"><draw:text-box><text:p text:style-name="P12"><text:span text:style-name="T8">檔　　號：</text:span><text:span text:style-name="T8">4202</text:span></text:p></draw:text-box></draw:frame><draw:frame draw:style-name="gr2" draw:text-style-name="P13" svg:width="5.285cm" svg:height="0.636cm" svg:x="12.069cm" svg:y="-0.794cm"><draw:text-box><text:p text:style-name="P13"><text:span text:style-name="T8">保存年限：</text:span><text:span text:style-name="T8">10</text:span></text:p></draw:text-box></draw:frame></draw:g><draw:g text:anchor-type="char" draw:z-index="2" draw:name="裝訂線" draw:style-name="gr3"><draw:line draw:style-name="gr4" draw:text-style-name="P14" svg:x1="-0.998cm" svg:y1="-0.007cm" svg:x2="-0.998cm" svg:y2="24.546cm"><text:p/></draw:line><draw:frame draw:style-name="gr5" draw:text-style-name="P15" svg:width="0.415cm" svg:height="0.398cm" svg:x="-1.187cm" svg:y="7.239cm"><draw:text-box><text:p text:style-name="P15"><text:span text:style-name="T9">裝</text:span></text:p></draw:text-box></draw:frame><draw:frame draw:style-name="gr5" draw:text-style-name="P15" svg:width="0.415cm" svg:height="0.398cm" svg:x="-1.187cm" svg:y="12.159cm"><draw:text-box><text:p text:style-name="P15"><text:span text:style-name="T9">訂</text:span></text:p></draw:text-box></draw:frame><draw:frame draw:style-name="gr5" draw:text-style-name="P15" svg:width="0.415cm" svg:height="0.398cm" svg:x="-1.187cm" svg:y="17.124cm"><draw:text-box><text:p text:style-name="P15"><text:span text:style-name="T9">線</text:span></text:p></draw:text-box></draw:frame></draw:g><text:span text:style-name="T3">簽 </text:span><text:span text:style-name="T4">於資訊科</text:span></text:p>
      <text:p text:style-name="P7"><text:span text:style-name="T5">(財稅資料中心98</text:span><text:span text:style-name="T6">年11月25日</text:span><text:span text:style-name="T5">資四字第09824002410 <text:s/>附簽)</text:span></text:p>
      <text:list text:style-name="WW8Num1">
        <text:list-item>
          <text:p text:style-name="P10">有關<text:date style:data-style-name="N117" text:date-value="2009-11-27T14:39:05.60" text:date-adjust="-PT720H00M00S">98年10月</text:date>稅收及退稅快報電腦網路傳輸作業情形表，經核對後，<text:span text:style-name="T7">本局無異常情形</text:span>。</text:p>
        </text:list-item>
        <text:list-item>
          <text:p text:style-name="P10">文會會計室及本<text:span text:style-name="T7">科</text:span><text:span text:style-name="T6">資料管制人員、</text:span>系統執行股後存查。</text:p>
        </text:list-item>
      </text:list>
      <text:p text:style-name="P8">第<text:span text:style-name="T7">一層決行</text:span></text:p>
      <text:p text:style-name="P6">敬會</text:p>
      <text:p text:style-name="P5"><text:span text:style-name="T7">資料管制人員</text:span> <text:s text:c="3"/>會計室</text:p>
      <text:p text:style-name="P5"/>
      <text:p text:style-name="P5">系統執行股</text:p>
      <text:p text:style-name="P4"><draw:custom-shape text:anchor-type="paragraph" draw:z-index="3" draw:style-name="gr6" draw:text-style-name="P17" svg:width="3.705cm" svg:height="1.324cm" svg:x="12.213cm" svg:y="9.955cm"><text:p text:style-name="P16"><text:span text:style-name="T10">條碼位置</text:span></text:p><text:p text:style-name="P16"><text:span text:style-name="T10">流水號位置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標楷體" svg:font-family="標楷體" style:font-family-generic="script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MingLiU1" svg:font-family="MingLiU" style:font-family-generic="script" style:font-pitch="variable"/>
    <style:font-face style:name="標楷體1" svg:font-family="標楷體" style:font-family-generic="script" style:font-pitch="variable"/>
    <style:font-face style:name="Arial" svg:font-family="Arial" style:font-family-generic="swiss" style:font-pitch="variable"/>
    <style:font-face style:name="MingLiU2" svg:font-family="MingLiU" style:font-family-generic="swiss" style:font-pitch="variable"/>
    <style:font-face style:name="標楷體2" svg:font-family="標楷體" style:font-family-generic="swiss" style:font-pitch="variable"/>
    <style:font-face style:name="MingLiU" svg:font-family="MingLiU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0" draw:display-name="Dash 10" draw:style="round" draw:dots1="1" draw:dots1-length="0.026cm" draw:distance="0.026cm"/>
    <draw:stroke-dash draw:name="Dash_20_11" draw:display-name="Dash 11" draw:style="rect" draw:dots1="1" draw:dots1-length="0.026cm" draw:distance="0.026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MingLiU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snap-to-layout-grid="false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1.058cm" fo:margin-right="0cm" fo:line-height="0.423cm" fo:text-indent="-1.058cm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公文_28_承辦單位_29_" style:display-name="公文(承辦單位)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行文機關" style:family="paragraph" style:parent-style-name="Standard">
      <style:paragraph-properties fo:margin-left="15.803cm" fo:margin-right="0cm" fo:line-height="0.529cm" fo:text-indent="-15.803cm" style:auto-text-indent="false" style:snap-to-layout-grid="false"/>
      <style:text-properties fo:font-size="14pt" style:font-size-asian="14pt"/>
    </style:style>
    <style:style style:name="密等" style:family="paragraph" style:parent-style-name="Standard">
      <style:paragraph-properties fo:line-height="0.494cm" style:snap-to-layout-grid="false"/>
    </style:style>
    <style:style style:name="主旨" style:family="paragraph" style:parent-style-name="Standard">
      <style:paragraph-properties fo:margin-left="1.7cm" fo:margin-right="0cm" fo:text-align="justify" style:justify-single-word="false" fo:text-indent="-1.7cm" style:auto-text-indent="false" style:snap-to-layout-grid="false"/>
      <style:text-properties fo:font-size="16pt" style:font-size-asian="16pt"/>
    </style:style>
    <style:style style:name="速別" style:family="paragraph" style:parent-style-name="Standard">
      <style:paragraph-properties fo:line-height="0.494cm" style:snap-to-layout-grid="false"/>
    </style:style>
    <style:style style:name="地名" style:family="paragraph" style:parent-style-name="Standard">
      <style:paragraph-properties style:snap-to-layout-grid="false"/>
      <style:text-properties fo:font-size="14pt" style:font-size-asian="14pt"/>
    </style:style>
    <style:style style:name="公文_28_檔號_29_" style:display-name="公文(檔號)" style:family="paragraph" style:parent-style-name="Standard">
      <style:paragraph-properties fo:orphans="2" fo:widows="2" style:vertical-align="baseline"/>
      <style:text-properties fo:color="#ff0000" fo:language="zxx" fo:country="none" style:letter-kerning="true" style:font-name-asian="標楷體" style:language-asian="zxx" style:country-asian="none"/>
    </style:style>
    <style:style style:name="公文_28_敬會_29_" style:display-name="公文(敬會)" style:family="paragraph" style:parent-style-name="Standard" style:next-style-name="Standard">
      <style:paragraph-properties fo:margin-left="1.27cm" fo:margin-right="0cm" fo:orphans="2" fo:widows="2" fo:text-indent="-1.27cm" style:auto-text-indent="false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批示欄位" style:family="paragraph" style:parent-style-name="Standard">
      <style:paragraph-properties fo:orphans="2" fo:widows="2" style:vertical-align="baseline" style:snap-to-layout-grid="false"/>
      <style:text-properties fo:language="zxx" fo:country="none" style:letter-kerning="true" style:font-name-asian="標楷體" style:language-asian="zxx" style:country-asian="none"/>
    </style:style>
    <style:style style:name="機關名稱" style:family="paragraph" style:parent-style-name="Standard">
      <style:paragraph-properties style:snap-to-layout-grid="false"/>
      <style:text-properties fo:font-size="22pt" style:font-size-asian="22pt"/>
    </style:style>
    <style:style style:name="發文日期" style:family="paragraph" style:parent-style-name="密等">
      <style:paragraph-properties fo:line-height="0.494cm"/>
      <style:text-properties fo:font-size="12pt" style:font-size-asian="12pt"/>
    </style:style>
    <style:style style:name="發文字號" style:family="paragraph" style:parent-style-name="Standard">
      <style:paragraph-properties fo:line-height="0.494cm" style:snap-to-layout-grid="false"/>
    </style:style>
    <style:style style:name="附件" style:family="paragraph" style:parent-style-name="Standard">
      <style:paragraph-properties fo:margin-left="1.199cm" fo:margin-right="0cm" fo:line-height="0.494cm" fo:text-indent="-1.199cm" style:auto-text-indent="false" style:snap-to-layout-grid="false"/>
    </style:style>
    <style:style style:name="分項段落" style:family="paragraph" style:parent-style-name="Standard" style:list-style-name="WW8Num5">
      <style:paragraph-properties fo:margin-left="0cm" fo:margin-right="0cm" fo:text-align="justify" style:justify-single-word="false" fo:orphans="2" fo:widows="2" fo:text-indent="0cm" style:auto-text-indent="false" style:vertical-align="baseline"/>
      <style:text-properties fo:font-size="16pt" fo:language="zxx" fo:country="none" style:letter-kerning="true" style:font-size-asian="16pt" style:language-asian="zxx" style:country-asian="none"/>
    </style:style>
    <style:style style:name="說明辦法首行" style:family="paragraph" style:parent-style-name="Standard">
      <style:paragraph-properties fo:margin-left="1.7cm" fo:margin-right="0cm" fo:text-align="justify" style:justify-single-word="false" fo:text-indent="-1.7cm" style:auto-text-indent="false" style:line-break="normal" style:snap-to-layout-grid="false"/>
      <style:text-properties fo:font-size="16pt" style:font-size-asian="16pt"/>
    </style:style>
    <style:style style:name="首長" style:family="paragraph" style:parent-style-name="主旨">
      <style:paragraph-properties fo:line-height="0.882cm"/>
      <style:text-properties fo:font-size="18pt" style:font-size-asian="18pt"/>
    </style:style>
    <style:style style:name="文件引導" style:family="paragraph" style:parent-style-name="Standard">
      <style:paragraph-properties fo:background-color="#000080">
        <style:background-image/>
      </style:paragraph-properties>
      <style:text-properties style:font-name="Arial" style:font-name-asian="新細明體"/>
    </style:style>
    <style:style style:name="存卷" style:family="paragraph" style:parent-style-name="批示欄位">
      <style:text-properties fo:font-size="14pt" style:font-size-asian="14pt" style:language-asian="zh" style:country-asian="TW"/>
    </style:style>
    <style:style style:name="抄本" style:family="paragraph" style:parent-style-name="行文機關">
      <style:text-properties fo:font-size="14pt" style:font-size-asian="14pt"/>
    </style:style>
    <style:style style:name="抄件" style:family="paragraph" style:parent-style-name="抄本"/>
    <style:style style:name="受文者" style:family="paragraph" style:parent-style-name="行文機關">
      <style:paragraph-properties fo:margin-left="2.251cm" fo:margin-right="0cm" fo:text-indent="-2.251cm" style:auto-text-indent="false"/>
      <style:text-properties fo:font-size="16pt" style:font-size-asian="16pt"/>
    </style:style>
    <style:style style:name="正副本" style:family="paragraph" style:parent-style-name="Standard">
      <style:paragraph-properties fo:margin-left="1.281cm" fo:margin-right="0cm" fo:line-height="0.494cm" fo:text-align="justify" style:justify-single-word="false" fo:text-indent="-1.281cm" style:auto-text-indent="false" style:snap-to-layout-grid="false"/>
    </style:style>
    <style:style style:name="聯絡方式" style:family="paragraph" style:parent-style-name="Standard">
      <style:paragraph-properties fo:margin-left="0.882cm" fo:margin-right="0cm" fo:line-height="0.459cm" fo:text-indent="-0.882cm" style:auto-text-indent="false"/>
    </style:style>
    <style:style style:name="郵遞區號" style:family="paragraph" style:parent-style-name="受文者">
      <style:paragraph-properties fo:line-height="0.494cm"/>
      <style:text-properties fo:font-size="12pt" style:font-size-asian="12pt"/>
    </style:style>
    <style:style style:name="地址" style:family="paragraph" style:parent-style-name="Standard">
      <style:paragraph-properties fo:margin-left="0.529cm" fo:margin-right="0cm" fo:line-height="0.423cm" fo:text-indent="-0.529cm" style:auto-text-indent="false"/>
    </style:style>
    <style:style style:name="Page_20_Number" style:display-name="Page Number" style:family="text" style:parent-style-name="預設段落字型"/>
    <style:style style:name="WW8Num5z0" style:family="text">
      <style:text-properties style:font-name="標楷體" fo:font-size="16pt" fo:font-style="normal" fo:font-weight="normal" style:font-name-asian="標楷體" style:font-size-asian="16pt" style:font-style-asian="normal" style:font-weight-asian="normal"/>
    </style:style>
    <style:style style:name="WW8Num5z1" style:family="text">
      <style:text-properties fo:font-size="16pt" fo:font-style="normal" fo:font-weight="normal" style:font-name-asian="標楷體" style:font-size-asian="16pt" style:font-style-asian="normal" style:font-weight-asian="norm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、" style:num-format="一, 二, 三, ...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0.847cm"/>
      </text:list-level-style-number>
      <text:list-level-style-number text:level="2" style:num-suffix="、" style:num-format="1">
        <style:list-level-properties text:space-before="0.846cm" text:min-label-width="0.847cm"/>
      </text:list-level-style-number>
      <text:list-level-style-number text:level="3" style:num-suffix="." style:num-format="i">
        <style:list-level-properties text:min-label-width="2.54cm" text:min-label-distance="0.847cm" fo:text-align="end"/>
      </text:list-level-style-number>
      <text:list-level-style-number text:level="4" style:num-suffix="." style:num-format="1">
        <style:list-level-properties text:space-before="2.54cm" text:min-label-width="0.847cm"/>
      </text:list-level-style-number>
      <text:list-level-style-number text:level="5" style:num-suffix="、" style:num-format="1">
        <style:list-level-properties text:space-before="3.386cm" text:min-label-width="0.847cm"/>
      </text:list-level-style-number>
      <text:list-level-style-number text:level="6" style:num-suffix="." style:num-format="i">
        <style:list-level-properties text:min-label-width="5.08cm" text:min-label-distance="0.847cm" fo:text-align="end"/>
      </text:list-level-style-number>
      <text:list-level-style-number text:level="7" style:num-suffix="." style:num-format="1">
        <style:list-level-properties text:space-before="5.08cm" text:min-label-width="0.847cm"/>
      </text:list-level-style-number>
      <text:list-level-style-number text:level="8" style:num-suffix="、" style:num-format="1">
        <style:list-level-properties text:space-before="5.926cm" text:min-label-width="0.847cm"/>
      </text:list-level-style-number>
      <text:list-level-style-number text:level="9" style:num-suffix="." style:num-format="i">
        <style:list-level-properties text:min-label-width="7.62cm" text:min-label-distance="0.847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、" style:num-format="1">
        <style:list-level-properties text:space-before="0.801cm" text:min-label-width="1.42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suffix="、" style:num-format="1">
        <style:list-level-properties text:space-before="0.635cm" text:min-label-width="1.131cm"/>
      </text:list-level-style-number>
      <text:list-level-style-number text:level="2" text:style-name="WW8Num5z1" style:num-prefix="（" style:num-suffix="）" style:num-format="1">
        <style:list-level-properties text:space-before="1.139cm" text:min-label-width="1.692cm"/>
      </text:list-level-style-number>
      <text:list-level-style-number text:level="3" text:style-name="WW8Num5z1" style:num-suffix="、" style:num-format="1">
        <style:list-level-properties text:space-before="1.7cm" text:min-label-width="1.131cm"/>
      </text:list-level-style-number>
      <text:list-level-style-number text:level="4" text:style-name="WW8Num5z1" style:num-prefix="（" style:num-suffix="）" style:num-format="1">
        <style:list-level-properties text:space-before="2.24cm" text:min-label-width="1.711cm"/>
      </text:list-level-style-number>
      <text:list-level-style-number text:level="5" style:num-format="">
        <style:list-level-properties text:space-before="4.657cm" text:min-label-width="1.129cm"/>
      </text:list-level-style-number>
      <text:list-level-style-number text:level="6" style:num-format="">
        <style:list-level-properties text:space-before="3.75cm" text:min-label-width="2cm"/>
      </text:list-level-style-number>
      <text:list-level-style-number text:level="7" style:num-format="">
        <style:list-level-properties text:space-before="4.499cm" text:min-label-width="2.251cm"/>
      </text:list-level-style-number>
      <text:list-level-style-number text:level="8" style:num-format="">
        <style:list-level-properties text:space-before="5.25cm" text:min-label-width="2.501cm"/>
      </text:list-level-style-number>
      <text:list-level-style-number text:level="9" style:num-format="">
        <style:list-level-properties text:space-before="6cm" text:min-label-width="2.9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margin-left="0cm" fo:margin-right="0cm" fo:text-indent="0.635cm" style:auto-text-indent="false"/>
      <style:text-properties fo:language="zxx" fo:country="none" style:language-asian="zxx" style:country-asian="none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style:font-name="標楷體" fo:font-size="10pt" style:font-size-asian="10pt"/>
    </style:style>
    <style:style style:name="T2" style:family="text">
      <style:text-properties fo:font-size="10pt" style:font-size-asian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501cm" fo:margin-bottom="1.75cm" fo:margin-left="2.501cm" fo:margin-right="2.501cm" style:writing-mode="lr-tb" style:layout-grid-color="#c0c0c0" style:layout-grid-lines="27" style:layout-grid-base-height="0.423cm" style:layout-grid-ruby-height="0.529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pm1">
      <style:header>
        <text:p text:style-name="P1"/>
      </style:header>
      <style:footer>
        <text:p text:style-name="P2"><draw:frame draw:style-name="fr1" draw:name="文字方塊2" text:anchor-type="char" svg:x="5.292cm" svg:y="0.168cm" svg:width="4.352cm" svg:height="0.568cm" draw:z-index="0"><draw:text-box><text:p text:style-name="P3"><text:span text:style-name="T1">第</text:span><text:span text:style-name="T2"><text:page-number text:select-page="current">1</text:page-number></text:span><text:span text:style-name="T1">頁（共</text:span><text:span text:style-name="T2"><text:page-count style:num-format="1">1</text:page-count></text:span><text:span text:style-name="T1">頁）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dc:title>橫式簽</dc:title>
    <meta:initial-creator>z31w</meta:initial-creator>
    <meta:creation-date>2007-08-23T14:26:00</meta:creation-date>
    <dc:date>2009-11-27T14:39:05</dc:date>
    <meta:print-date>2009-11-27T14:39:01</meta:print-date>
    <dc:language>en-US</dc:language>
    <meta:editing-cycles>43</meta:editing-cycles>
    <meta:editing-duration>PT5H10M36S</meta:editing-duration>
    <meta:user-defined meta:name="Info 1"/>
    <meta:user-defined meta:name="Info 2"/>
    <meta:user-defined meta:name="Info 3"/>
    <meta:user-defined meta:name="Info 4"/>
    <meta:user-defined meta:name="SaveDraftToDoc" meta:value-type="string">0</meta:user-defined>
    <meta:user-defined meta:name="SaveStatus" meta:value-type="string">0</meta:user-defined>
    <meta:user-defined meta:name="NewDocFlag" meta:value-type="string">93newdoc</meta:user-defined>
    <meta:document-statistic meta:table-count="0" meta:image-count="0" meta:object-count="0" meta:page-count="1" meta:paragraph-count="9" meta:word-count="66" meta:character-count="134"/>
  </office:meta>
</office:document-meta>
</file>